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Verdana" fo:font-size="15pt" officeooo:rsid="0016b23f" officeooo:paragraph-rsid="0016b23f" style:font-size-asian="15pt" style:font-size-complex="15pt"/>
    </style:style>
    <style:style style:name="P2" style:family="paragraph" style:parent-style-name="Standard">
      <style:paragraph-properties fo:text-align="start" style:justify-single-word="false"/>
      <style:text-properties style:font-name="Verdana" fo:font-size="15pt" officeooo:rsid="0016b23f" officeooo:paragraph-rsid="0020bc7d" style:font-size-asian="15pt" style:font-size-complex="15pt"/>
    </style:style>
    <style:style style:name="P3" style:family="paragraph" style:parent-style-name="Standard">
      <style:paragraph-properties fo:text-align="center" style:justify-single-word="false"/>
      <style:text-properties style:font-name="Verdana" fo:font-size="13pt" officeooo:rsid="0016b23f" officeooo:paragraph-rsid="0016b23f" style:font-size-asian="13pt" style:font-size-complex="13pt"/>
    </style:style>
    <style:style style:name="P4" style:family="paragraph" style:parent-style-name="Standard">
      <style:paragraph-properties fo:text-align="start" style:justify-single-word="false"/>
      <style:text-properties style:font-name="Verdana" fo:font-size="13pt" officeooo:rsid="0016b23f" officeooo:paragraph-rsid="0016b23f" style:font-size-asian="13pt" style:font-size-complex="13pt"/>
    </style:style>
    <style:style style:name="P5" style:family="paragraph" style:parent-style-name="Standard">
      <style:paragraph-properties fo:text-align="start" style:justify-single-word="false"/>
      <style:text-properties style:font-name="Verdana" fo:font-size="11pt" officeooo:rsid="0016b23f" officeooo:paragraph-rsid="0016b23f" style:font-size-asian="9.60000038146973pt" style:font-size-complex="11pt"/>
    </style:style>
    <style:style style:name="P6" style:family="paragraph" style:parent-style-name="Standard">
      <style:paragraph-properties fo:text-align="start" style:justify-single-word="false"/>
      <style:text-properties style:font-name="Verdana" fo:font-size="11pt" officeooo:rsid="0016b23f" officeooo:paragraph-rsid="00185da2" style:font-size-asian="9.60000038146973pt" style:font-size-complex="11pt"/>
    </style:style>
    <style:style style:name="P7" style:family="paragraph" style:parent-style-name="Standard">
      <style:paragraph-properties fo:text-align="start" style:justify-single-word="false"/>
      <style:text-properties style:font-name="Verdana" fo:font-size="11pt" officeooo:rsid="0016b23f" officeooo:paragraph-rsid="001930d6" style:font-size-asian="9.60000038146973pt" style:font-size-complex="11pt"/>
    </style:style>
    <style:style style:name="P8" style:family="paragraph" style:parent-style-name="Standard">
      <style:paragraph-properties fo:text-align="start" style:justify-single-word="false"/>
      <style:text-properties style:font-name="Verdana" fo:font-size="11pt" officeooo:rsid="0016b23f" officeooo:paragraph-rsid="001d51db" style:font-size-asian="9.60000038146973pt" style:font-size-complex="11pt"/>
    </style:style>
    <style:style style:name="P9" style:family="paragraph" style:parent-style-name="Standard">
      <style:paragraph-properties fo:text-align="start" style:justify-single-word="false"/>
      <style:text-properties style:font-name="Verdana" fo:font-size="11pt" officeooo:rsid="0016b23f" officeooo:paragraph-rsid="0020bc7d" style:font-size-asian="9.60000038146973pt" style:font-size-complex="11pt"/>
    </style:style>
    <style:style style:name="P10" style:family="paragraph" style:parent-style-name="Standard">
      <style:paragraph-properties fo:text-align="start" style:justify-single-word="false"/>
      <style:text-properties style:font-name="Verdana" fo:font-size="11pt" officeooo:rsid="001c06f9" officeooo:paragraph-rsid="0016b23f" style:font-size-asian="9.60000038146973pt" style:font-size-complex="11pt"/>
    </style:style>
    <style:style style:name="P11" style:family="paragraph" style:parent-style-name="Standard">
      <style:paragraph-properties fo:text-align="start" style:justify-single-word="false"/>
      <style:text-properties style:font-name="Verdana" fo:font-size="11pt" officeooo:rsid="0020bc7d" officeooo:paragraph-rsid="0020bc7d" style:font-size-asian="9.60000038146973pt" style:font-size-complex="11pt"/>
    </style:style>
    <style:style style:name="P12" style:family="paragraph" style:parent-style-name="Standard">
      <style:paragraph-properties fo:text-align="center" style:justify-single-word="false"/>
      <style:text-properties style:font-name="Verdana" fo:font-size="11pt" officeooo:rsid="0016b23f" officeooo:paragraph-rsid="0016b23f" style:font-size-asian="11pt" style:font-size-complex="11pt"/>
    </style:style>
    <style:style style:name="P13" style:family="paragraph" style:parent-style-name="Standard">
      <style:paragraph-properties fo:text-align="start" style:justify-single-word="false"/>
      <style:text-properties style:font-name="Verdana" fo:font-size="11pt" fo:font-weight="bold" officeooo:rsid="0016b23f" officeooo:paragraph-rsid="00185da2" style:font-size-asian="9.60000038146973pt" style:font-weight-asian="bold" style:font-size-complex="11pt" style:font-weight-complex="bold"/>
    </style:style>
    <style:style style:name="P14" style:family="paragraph" style:parent-style-name="Standard">
      <style:paragraph-properties fo:text-align="start" style:justify-single-word="false"/>
      <style:text-properties style:font-name="Verdana" fo:font-size="11pt" fo:font-weight="bold" officeooo:rsid="0016b23f" officeooo:paragraph-rsid="0016b23f" style:font-size-asian="9.60000038146973pt" style:font-weight-asian="bold" style:font-size-complex="11pt" style:font-weight-complex="bold"/>
    </style:style>
    <style:style style:name="P15" style:family="paragraph" style:parent-style-name="Standard">
      <style:paragraph-properties fo:text-align="center" style:justify-single-word="false"/>
      <style:text-properties style:font-name="Verdana" fo:font-size="16pt" officeooo:rsid="0016b23f" officeooo:paragraph-rsid="0016b23f" style:font-size-asian="16pt" style:font-size-complex="16pt"/>
    </style:style>
    <style:style style:name="T1" style:family="text">
      <style:text-properties officeooo:rsid="00185da2"/>
    </style:style>
    <style:style style:name="T2" style:family="text">
      <style:text-properties fo:font-weight="bold" style:font-weight-asian="bold" style:font-weight-complex="bold"/>
    </style:style>
    <style:style style:name="T3" style:family="text">
      <style:text-properties fo:font-weight="bold" officeooo:rsid="00185da2" style:font-weight-asian="bold" style:font-weight-complex="bold"/>
    </style:style>
    <style:style style:name="T4" style:family="text">
      <style:text-properties officeooo:rsid="001930d6"/>
    </style:style>
    <style:style style:name="T5" style:family="text">
      <style:text-properties officeooo:rsid="001d51db"/>
    </style:style>
    <style:style style:name="T6" style:family="text">
      <style:text-properties officeooo:rsid="001f04fd"/>
    </style:style>
    <style:style style:name="T7" style:family="text">
      <style:text-properties officeooo:rsid="0020bc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15">Dokumentation Web-basierte Anwendungen</text:p>
      <text:p text:style-name="P15">Abgabe 2</text:p>
      <text:p text:style-name="P12">Rebecca Brunclik, Nadine Kreisel, Simon Letychevskyy, Dimitri Schneider</text:p>
      <text:p text:style-name="P12">5. Juli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1<text:tab/>Übersicht</text:p>
      <text:p text:style-name="P5"/>
      <text:p text:style-name="P4">Navigation</text:p>
      <text:p text:style-name="P4"/>
      <text:p text:style-name="P5">Die Startseite fordert den Anwender dazu auf, sich einzuloggen und enthält die dazu benötigte Maske, einen Anmelden- und einen Zurück-Button. Sowohl nach dem Einloggen, als auch nach der Entscheidung für Zurück erscheint eine Willkommensmeldung, bei falscher Eingabe eine Fehlermeldung. Durchg<text:span text:style-name="T1">ä</text:span>ngig auf allen Seiten, außer in den Produktdetails und den Bestellungsdetails wird die Men<text:span text:style-name="T1">ü</text:span>leiste angezeigt, die auf die <text:span text:style-name="T2">Kunden</text:span><text:span text:style-name="T3">ü</text:span><text:span text:style-name="T2">bersicht, Produkt</text:span><text:span text:style-name="T3">ü</text:span><text:span text:style-name="T2">bersicht </text:span>sowie <text:span text:style-name="T2">Bestellungs</text:span><text:span text:style-name="T3">ü</text:span><text:span text:style-name="T2">bersicht</text:span> verlinkt und einen Link f<text:span text:style-name="T1">ü</text:span>r <text:span text:style-name="T2">LogIn</text:span> bzw. <text:span text:style-name="T2">LogOut </text:span>bereitstellt.</text:p>
      <text:p text:style-name="P5"/>
      <text:p text:style-name="P5"/>
      <text:p text:style-name="P13">Kunden<text:span text:style-name="T1">ü</text:span>bersicht</text:p>
      <text:p text:style-name="P6"/>
      <text:p text:style-name="P5">Hier werden jeweils zehn Kunden der gesamten Kundenliste angezeigt. Zur Navigation durch die Liste kann mit den Buttons Vor und Zur<text:span text:style-name="T4">ü</text:span>ck gebl<text:span text:style-name="T4">ä</text:span>ttert oder <text:span text:style-name="T4">mit Start oder Ende zur erste bzw. letzte Seite naviegiert</text:span> werden. Durch einen Klick auf die Kopfzeile der jeweiligen Spalte werden die Eintr<text:span text:style-name="T4">ä</text:span>ge nach dieser sortiert. Durch erneutes Anklicken kann die Sortierung der Eintr<text:span text:style-name="T4">ä</text:span>ge umgekehrt werden.</text:p>
      <text:p text:style-name="P5"/>
      <text:p text:style-name="P7">Auf die <text:span text:style-name="T2">Kunden</text:span><text:span text:style-name="T3">ü</text:span><text:span text:style-name="T2">bersicht </text:span>wird eine Suche f<text:span text:style-name="T1">ü</text:span>r die Kategorie Kunden angeboten. D<text:span text:style-name="T1">as </text:span>Suchformular erm<text:span text:style-name="T1">ö</text:span>glicht die explizite Suche nach einer <text:span text:style-name="T1">oder mehreren </text:span>bestimmten Eigenschaft<text:span text:style-name="T1">en</text:span>.</text:p>
      <text:p text:style-name="P7"/>
      <text:p text:style-name="P8">Durch Klicken auf eine Kundennummer gelangt man zu den Kundendetails. Unterhalb werden die Bestellungen des aufgerufenen Kunden angezeigt, sofern mindestens eine vorhanden ist. <text:span text:style-name="T5">Für die eingeloggte Benutzer d</text:span>ie jeweilige Bestellnummer ist klickbar und f<text:span text:style-name="T4">ü</text:span>hrt zu den Bestelldetails. Von dort aus gelangt man <text:span text:style-name="T4">über den Z</text:span>u<text:span text:style-name="T4">rü</text:span>ck-Button wieder zu den <text:span text:style-name="T2">Kundendetails</text:span>.</text:p>
      <text:p text:style-name="P5"/>
      <text:p text:style-name="P5"/>
      <text:p text:style-name="P14">Kundendetails editieren</text:p>
      <text:p text:style-name="P5">Die Textfelder, in denen die Kundendaten angezeigt werden, sind editierbar, sobald der Button Bearbeiten aktiviert wurde. Durch Abbrechen kann die Bearbeitung abgebrochen werden. In diesem Fall werden keine Anderungen an die Datenbank <text:span text:style-name="T5">ü</text:span>bermittelt. Dies geschieht nur, wenn der Button Speichern bet<text:span text:style-name="T5">ä</text:span>tigt wird. Die <text:span text:style-name="T5">Ü</text:span>bermittlung der Daten ist transaktional gesichert. Der Anwender erh<text:span text:style-name="T5">ä</text:span>lt eine R<text:span text:style-name="T5">ü</text:span>ckmeldung, ob die <text:span text:style-name="T5">Ä</text:span>nderungen erfolgreich waren.</text:p>
      <text:p text:style-name="P5"/>
      <text:p text:style-name="P14">LogIn / LogOut</text:p>
      <text:p text:style-name="P5">Hat sich der Anwender <text:span text:style-name="T5">über die Login-Maske</text:span> eingeloggt, wird in der Men<text:span text:style-name="T5">ü </text:span>zus<text:span text:style-name="T5">ät</text:span>zlich ein Link zu seinem Warenkorb angezeigt.Zudem werden die Produktnummern klickbar.</text:p>
      <text:p text:style-name="P5"/>
      <text:p text:style-name="P14">Warenkorb</text:p>
      <text:p text:style-name="P5">Durch Klicken einer Produktnummer gelangt man zu den Produktdetails. Hier hat man die M<text:span text:style-name="T5">ö</text:span>glichkeit, das gew<text:span text:style-name="T5">ä</text:span>hlte Produkt durch Angabe der gew<text:span text:style-name="T5">ü</text:span>unschten Menge im Textfeld in den Warenkorb zu legen. Die Anzahl der Gesamtartikel wird im Navigationselement Warenkorb angezeigt. Positionen im Warenkorb k<text:span text:style-name="T5">ö</text:span>nnen mit dem Button x gel<text:span text:style-name="T5">ö</text:span>oscht werden. Loggt sich der Benutzer aus, wird der Warenkorb komplett geleert. Mit dem Button Bestellen wird der Bestellvorgang abgeschlossen und der Anwender bekommt eine R<text:span text:style-name="T6">ü</text:span>ckmeldung <text:span text:style-name="T6">ü</text:span>ber die bestellten Artikel oder im Fehlerfall eine Warnung. Der Button Abbrechen f<text:span text:style-name="T6">ü</text:span>hrt zur<text:span text:style-name="T6">ü</text:span>ck zur Produkt<text:span text:style-name="T6">ü</text:span>bersicht.</text:p>
      <text:p text:style-name="P2"><text:soft-page-break/><text:span text:style-name="T7">2</text:span><text:tab/><text:span text:style-name="T7">Aufbau</text:span></text:p>
      <text:p text:style-name="P9"/>
      <text:p text:style-name="P11">Morgen ausfüllen beim exportieren des projecktes mit restlichen bug-fixes von Dimi?</text:p>
      <text:p text:style-name="P9"/>
      <text:p text:style-name="P2"/>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er Eintrag</meta:initial-creator>
    <meta:creation-date>2016-07-04T16:35:04.043546409</meta:creation-date>
    <dc:date>2016-07-04T18:43:34.500452163</dc:date>
    <dc:creator>Anonymer Eintrag</dc:creator>
    <meta:editing-duration>PT5M31S</meta:editing-duration>
    <meta:editing-cycles>1</meta:editing-cycles>
    <meta:generator>LibreOffice/5.0.2.2$Linux_X86_64 LibreOffice_project/37b43f919e4de5eeaca9b9755ed688758a8251fe</meta:generator>
    <meta:document-statistic meta:table-count="0" meta:image-count="0" meta:object-count="0" meta:page-count="3" meta:paragraph-count="19" meta:word-count="410" meta:character-count="2987" meta:non-whitespace-character-count="2596"/>
  </office:meta>
</office:document-meta>
</file>